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E560BD0590883D107D.png" manifest:media-type="image/png"/>
  <manifest:file-entry manifest:full-path="Pictures/1000000100000510000002E5594011E92EC1905F.png" manifest:media-type="image/png"/>
  <manifest:file-entry manifest:full-path="Pictures/1000000100000510000002E5669C29F408FD2C32.png" manifest:media-type="image/png"/>
  <manifest:file-entry manifest:full-path="Pictures/1000000100000510000002E5BBF97148FD4E8453.png" manifest:media-type="image/png"/>
  <manifest:file-entry manifest:full-path="Pictures/1000000100000510000002E5173EC630F4359478.png" manifest:media-type="image/png"/>
  <manifest:file-entry manifest:full-path="Pictures/1000000100000510000002E5E0114B1847B89B59.png" manifest:media-type="image/png"/>
  <manifest:file-entry manifest:full-path="Pictures/1000000100000510000002E54CE98AE243008CAB.png" manifest:media-type="image/png"/>
  <manifest:file-entry manifest:full-path="Pictures/1000000100000510000002E5B1F7112A6B1845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1d0" officeooo:paragraph-rsid="000b51d0"/>
    </style:style>
    <style:style style:name="P2" style:family="paragraph" style:parent-style-name="Standard">
      <style:text-properties officeooo:rsid="000b5902" officeooo:paragraph-rsid="000b5902"/>
    </style:style>
    <style:style style:name="P3" style:family="paragraph" style:parent-style-name="Standard">
      <style:text-properties officeooo:rsid="000dc3d7" officeooo:paragraph-rsid="000dc3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024cm, 0cm, 5.336cm, -0.62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572cm, 0cm, 10.44cm, -1.15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923cm, 0cm, 7.03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</text:p>
      <text:p text:style-name="P2">A)</text:p>
      <text:p text:style-name="P2"/>
      <text:p text:style-name="P2"/>
      <text:p text:style-name="P1"><draw:frame draw:style-name="fr4" draw:name="Image3" text:anchor-type="char" svg:x="0.351cm" svg:y="0.076cm" svg:width="17.311cm" svg:height="1.113cm" draw:z-index="2"><draw:image xlink:href="Pictures/1000000100000510000002E5B1F7112A6B1845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B)</text:p>
      <text:p text:style-name="P1"/>
      <text:p text:style-name="P1"><draw:frame draw:style-name="fr5" draw:name="Image2" text:anchor-type="char" svg:x="-0.707cm" svg:y="2.267cm" svg:width="17.575cm" svg:height="2.277cm" draw:z-index="1"><draw:image xlink:href="Pictures/1000000100000510000002E54CE98AE243008CAB.png" xlink:type="simple" xlink:show="embed" xlink:actuate="onLoad" draw:mime-type="image/png"/></draw:frame></text:p>
      <text:p text:style-name="P1"/>
      <text:p text:style-name="P1"/>
      <text:p text:style-name="P1"/>
      <text:p text:style-name="P1">C)</text:p>
      <text:p text:style-name="P1"><draw:frame draw:style-name="fr6" draw:name="Image1" text:anchor-type="char" svg:x="-0.011cm" svg:y="1.558cm" svg:width="17cm" svg:height="2.304cm" draw:z-index="0"><draw:image xlink:href="Pictures/1000000100000510000002E54CE98AE243008CA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text:soft-page-break/>SALES PEOPL<draw:frame draw:style-name="fr1" draw:name="Image6" text:anchor-type="char" svg:width="17cm" svg:height="9.719cm" draw:z-index="5"><draw:image xlink:href="Pictures/1000000100000510000002E5E0114B1847B89B59.png" xlink:type="simple" xlink:show="embed" xlink:actuate="onLoad" draw:mime-type="image/png"/></draw:frame>E</text:p>
      <text:p text:style-name="P3"/>
      <text:p text:style-name="P3"/>
      <text:p text:style-name="P3">CUSTOMER</text:p>
      <text:p text:style-name="P3"><draw:frame draw:style-name="fr3" draw:name="Image5" text:anchor-type="char" svg:width="17cm" svg:height="9.719cm" draw:z-index="4"><draw:image xlink:href="Pictures/1000000100000510000002E5173EC630F4359478.png" xlink:type="simple" xlink:show="embed" xlink:actuate="onLoad" draw:mime-type="image/png"/></draw:frame></text:p>
      <text:p text:style-name="P3"/>
      <text:p text:style-name="P3"/>
      <text:p text:style-name="P3"/>
      <text:p text:style-name="P3">ORDERS</text:p>
      <text:p text:style-name="P3"/>
      <text:p text:style-name="P3"/>
      <text:p text:style-name="P3"><draw:frame draw:style-name="fr3" draw:name="Image4" text:anchor-type="char" svg:width="17cm" svg:height="9.719cm" draw:z-index="3"><draw:image xlink:href="Pictures/1000000100000510000002E5BBF97148FD4E8453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2" draw:name="Image7" text:anchor-type="char" svg:x="0.693cm" svg:y="13.388cm" svg:width="17cm" svg:height="9.719cm" draw:z-index="6"><draw:image xlink:href="Pictures/1000000100000510000002E5594011E92EC1905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><text:soft-page-break/><text:tab/><text:tab/><draw:frame draw:style-name="fr1" draw:name="Image8" text:anchor-type="char" svg:width="17cm" svg:height="9.719cm" draw:z-index="8"><draw:image xlink:href="Pictures/1000000100000510000002E5669C29F408FD2C32.png" xlink:type="simple" xlink:show="embed" xlink:actuate="onLoad" draw:mime-type="image/png"/></draw:frame><text:tab/><text:tab/><text:tab/><text:tab/><text:tab/><text:tab/><text:tab/><text:tab/><text:tab/><text:tab/><text:tab/><text:tab/><draw:frame draw:style-name="fr2" draw:name="Image9" text:anchor-type="char" svg:x="0.185cm" svg:y="26.788cm" svg:width="17cm" svg:height="9.719cm" draw:z-index="7"><draw:image xlink:href="Pictures/1000000100000510000002E560BD0590883D107D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6:27:17.743470601</meta:creation-date>
    <dc:date>2024-03-20T17:28:01.845877828</dc:date>
    <meta:editing-duration>PT10M28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4" meta:paragraph-count="10" meta:word-count="9" meta:character-count="251" meta:non-whitespace-character-count="42"/>
  </office:meta>
</office:document-meta>
</file>